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ContentBreaker.getCurrentDisplay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Breaker.createLayout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icContentLayoutManager.StaticContentLayoutManager( PageSequenceLayoutManager pslm , StaticContent node , SideRegion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ticContentLayoutManager.getNextKnuthElements( LayoutContext context , int alignm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StaticContentBreaker.getOverflow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Breaker.addAreas( PositionIterator posIter ,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LayoutManager.getContentArea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LayoutManager.setContentAreaIPD( int contentArea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Breaker.observeElementList( List element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icContent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LayoutManager.doLayou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taticContentLayoutManager.setContentAreaBPD( int contentAreaB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LayoutManager.getStaticContent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Breaker.StaticContentBreaker( StaticContentLayoutManager lm , int ipd , int display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Content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Breaker.notifyOverflow( int part , int amount , FObj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ContentBreaker.getTopLevel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LayoutManager.StaticContentLayoutManager( PageSequenceLayoutManager pslm , StaticContent node ,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ContentBreaker.isPartOverflowRecoveryActiv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Breaker.createLayou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ContentBreaker.hasMor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Breaker.getNextKnuthElements( LayoutContext context , int align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aticContentBreaker.doPhase3( PageBreakingAlgorithm alg , int partCount , BlockSequence originalList , BlockSequence effective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cContentBreaker.is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LayoutManager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ContentLayoutManager.addAreas( PositionIterator parentIter , LayoutContext layo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Content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Breaker.getCurrentChild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LayoutManager.getParent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ContentBreaker.finishPart( PageBreakingAlgorithm alg , PageBreakPosition pb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ContentLayoutManager.getContentArea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